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onaco, 'Andale Mono', 'Ubuntu Mono', monospace"/>
    <style:font-face style:name="Helvetica Neue" svg:font-family="'Helvetica Neu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89ee" officeooo:paragraph-rsid="001c89ee"/>
    </style:style>
    <style:style style:name="P2" style:family="paragraph" style:parent-style-name="Standard">
      <style:text-properties officeooo:rsid="001c89ee" officeooo:paragraph-rsid="001cce28"/>
    </style:style>
    <style:style style:name="P3" style:family="paragraph" style:parent-style-name="Standard">
      <style:text-properties officeooo:rsid="001c89ee" officeooo:paragraph-rsid="001daf2b"/>
    </style:style>
    <style:style style:name="P4" style:family="paragraph" style:parent-style-name="Standard">
      <style:text-properties officeooo:rsid="001cce28" officeooo:paragraph-rsid="001cce28"/>
    </style:style>
    <style:style style:name="P5" style:family="paragraph" style:parent-style-name="Standard">
      <style:text-properties officeooo:rsid="001cce28" officeooo:paragraph-rsid="001daf2b"/>
    </style:style>
    <style:style style:name="P6" style:family="paragraph" style:parent-style-name="Text_20_body">
      <style:text-properties fo:font-weight="normal" officeooo:rsid="001c89ee" officeooo:paragraph-rsid="001c89ee"/>
    </style:style>
    <style:style style:name="P7" style:family="paragraph" style:parent-style-name="Text_20_body">
      <style:text-properties fo:font-weight="normal" officeooo:paragraph-rsid="001cce28"/>
    </style:style>
    <style:style style:name="P8" style:family="paragraph" style:parent-style-name="Text_20_body">
      <style:text-properties officeooo:paragraph-rsid="001cce28"/>
    </style:style>
    <style:style style:name="P9" style:family="paragraph" style:parent-style-name="Text_20_body">
      <style:text-properties officeooo:paragraph-rsid="001daf2b"/>
    </style:style>
    <style:style style:name="T1" style:family="text">
      <style:text-properties officeooo:rsid="001c89e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Helvetica Neue" fo:font-size="13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Helvetica Neue" fo:font-size="13pt" fo:font-style="normal" style:text-underline-style="none" officeooo:rsid="001cce28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Helvetica Neue" fo:font-size="13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Helvetica Neue" fo:font-size="13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Helvetica Neue" fo:font-size="13pt" fo:font-style="normal" style:text-underline-style="none" fo:font-weight="bold" officeooo:rsid="001cce28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Helvetica Neue" fo:font-size="13pt" fo:font-style="normal" style:text-underline-style="none" fo:font-weight="bold" officeooo:rsid="001daf2b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Helvetica Neue" fo:font-size="13pt" fo:font-style="italic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Helvetica Neue" fo:font-size="13pt" fo:font-style="italic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font-name="Consolas" fo:font-size="8pt" fo:letter-spacing="normal" fo:font-style="normal" fo:font-weight="normal"/>
    </style:style>
    <style:style style:name="T13" style:family="text">
      <style:text-properties fo:font-variant="normal" fo:text-transform="none" fo:color="#000000" loext:opacity="100%" fo:letter-spacing="normal"/>
    </style:style>
    <style:style style:name="T14" style:family="text">
      <style:text-properties fo:font-variant="normal" fo:text-transform="none" fo:color="#1990b8" loext:opacity="100%" style:font-name="Consolas" fo:font-size="8pt" fo:letter-spacing="normal" fo:font-style="normal" fo:font-weight="normal"/>
    </style:style>
    <style:style style:name="T15" style:family="text">
      <style:text-properties fo:font-variant="normal" fo:text-transform="none" fo:color="#5f6364" loext:opacity="100%" style:font-name="Consolas" fo:font-size="8pt" fo:letter-spacing="normal" fo:font-style="normal" fo:font-weight="normal"/>
    </style:style>
    <style:style style:name="T16" style:family="text">
      <style:text-properties fo:font-variant="normal" fo:text-transform="none" fo:color="#2f9c0a" loext:opacity="100%" style:font-name="Consolas" fo:font-size="8pt" fo:letter-spacing="normal" fo:font-style="normal" fo:font-weight="normal"/>
    </style:style>
    <style:style style:name="T17" style:family="text">
      <style:text-properties fo:font-variant="normal" fo:text-transform="none" fo:color="#a67f59" loext:opacity="100%" style:font-name="Consolas" fo:font-size="8pt" fo:letter-spacing="normal" fo:font-style="normal" fo:font-weight="normal"/>
    </style:style>
    <style:style style:name="T18" style:family="text">
      <style:text-properties fo:font-weight="bold" officeooo:rsid="001cce28" style:font-weight-asian="bold" style:font-weight-complex="bold"/>
    </style:style>
    <style:style style:name="T19" style:family="text">
      <style:text-properties officeooo:rsid="001cce28"/>
    </style:style>
    <style:style style:name="T20" style:family="text">
      <style:text-properties officeooo:rsid="001daf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8ba58f53-7fff-5f9c-ee5d-2e7623a783d7"/><text:span text:style-name="T5">1.</text:span><text:span text:style-name="T4"> Write a Java program to print 'Hello' on screen and then print your name on a separate line.<text:line-break/>Hello<text:line-break/>Alexandra Abramov</text:span></text:p>
      <text:p text:style-name="P1"/>
      <text:p text:style-name="P1">public class name{</text:p>
      <text:p text:style-name="P1">public static void main(String[] args)</text:p>
      <text:p text:style-name="P1">{</text:p>
      <text:p text:style-name="P1">system.out.println(“hello”);</text:p>
      <text:p text:style-name="P1">System.out.println(“\nAlexandra Abramov”);</text:p>
      <text:p text:style-name="P1">}</text:p>
      <text:p text:style-name="P1">}</text:p>
      <text:p text:style-name="P1"/>
      <text:p text:style-name="P6"><text:bookmark text:name="docs-internal-guid-581283c7-7fff-b811-4268-35996ce46ffb"/><text:span text:style-name="T5">2.</text:span><text:span text:style-name="T2">Write a Java program to print the sum of two numbers <text:line-break/>Test Data:<text:line-break/>74 + 36<text:line-break/></text:span><text:span text:style-name="T8">Expected Output</text:span><text:span text:style-name="T2">:<text:line-break/>110</text:span></text:p>
      <text:p text:style-name="P1">public class sum{</text:p>
      <text:p text:style-name="P1">public static void main(String[] args)</text:p>
      <text:p text:style-name="P1">{</text:p>
      <text:p text:style-name="P1">System.out.println(“74+36”);</text:p>
      <text:p text:style-name="P1">}</text:p>
      <text:p text:style-name="P1">}</text:p>
      <text:p text:style-name="P1"/>
      <text:p text:style-name="P6"><text:bookmark text:name="docs-internal-guid-75ca1e0d-7fff-31da-c6b9-cc68c1c95ccc"/><text:span text:style-name="T6">3.</text:span><text:span text:style-name="T2">Write a Java program to divide two numbers and print on the screen <text:line-break/>Test Data :<text:line-break/>50/3<text:line-break/></text:span><text:span text:style-name="T8">Expected Output</text:span><text:span text:style-name="T10"> </text:span><text:span text:style-name="T2">:<text:line-break/>16</text:span></text:p>
      <text:p text:style-name="P2">public class <text:span text:style-name="T19">divide</text:span>{</text:p>
      <text:p text:style-name="P2">public static void main(String[] args)</text:p>
      <text:p text:style-name="P2">{</text:p>
      <text:p text:style-name="P2">System.out.println(“<text:span text:style-name="T19">50/3</text:span>”);</text:p>
      <text:p text:style-name="P2">}</text:p>
      <text:p text:style-name="P8"><text:span text:style-name="T1">}</text:span><text:line-break/><text:span text:style-name="T18">4.</text:span><text:span text:style-name="T4">Write a Java program that takes two numbers as input and display the product of two numbers.  <text:line-break/></text:span><text:span text:style-name="T9">Test Data:</text:span><text:span text:style-name="T4"><text:line-break/>Input first number: 25<text:line-break/>Input second number: 5<text:line-break/></text:span><text:span text:style-name="T9">Expected Output</text:span><text:span text:style-name="T11"> </text:span><text:span text:style-name="T4">:<text:line-break/>25 x 5 = 125</text:span></text:p>
      <text:p text:style-name="P2"><text:soft-page-break/>public class <text:span text:style-name="T19">operation</text:span>{</text:p>
      <text:p text:style-name="P2">public static void main(String[] args)</text:p>
      <text:p text:style-name="P2">{</text:p>
      <text:p text:style-name="P4">Scanner sc=new Scanner(System.in);</text:p>
      <text:p text:style-name="P4"/>
      <text:p text:style-name="P2">System.out.println(“<text:span text:style-name="T19">Input first number:</text:span>”);</text:p>
      <text:p text:style-name="P4">int firstno=sc.nextInt();</text:p>
      <text:p text:style-name="P4">System.out.println(“Input second number:”);</text:p>
      <text:p text:style-name="P4">int secondno=sc.nextInt();</text:p>
      <text:p text:style-name="P4">System.out.println(firstno+“*”+secondno+”=”+firstno*secondno);</text:p>
      <text:p text:style-name="P2">}</text:p>
      <text:p text:style-name="P8"><text:span text:style-name="T1">}</text:span><text:line-break/></text:p>
      <text:p text:style-name="P7"><text:span text:style-name="T7">5</text:span><text:span text:style-name="T5">.</text:span><text:span text:style-name="T2">Write a Java program to print the sum (addition), multiply, subtract, divide and remainder of two numbers.  <text:line-break/></text:span><text:span text:style-name="T8">Test Data:</text:span><text:span text:style-name="T2"><text:line-break/>Input first number: 125<text:line-break/>Input second number: 24<text:line-break/></text:span><text:span text:style-name="T8">Expected Output</text:span><text:span text:style-name="T10"> </text:span><text:span text:style-name="T2">:<text:line-break/>125 + 24 = 149<text:line-break/>125 - 24 = 101<text:line-break/>125 x 24 = 3000<text:line-break/>125 / 24 = 5<text:line-break/>125 mod 24 = 5</text:span></text:p>
      <text:p text:style-name="P9"><text:line-break/><text:span text:style-name="T1">public class </text:span><text:span text:style-name="T19">operation</text:span><text:span text:style-name="T1">{</text:span></text:p>
      <text:p text:style-name="P3">public static void main(String[] args)</text:p>
      <text:p text:style-name="P3">{</text:p>
      <text:p text:style-name="P5">Scanner sc=new Scanner(System.in);</text:p>
      <text:p text:style-name="P5"/>
      <text:p text:style-name="P3">System.out.println(“<text:span text:style-name="T19">Input first number:</text:span>”);</text:p>
      <text:p text:style-name="P5">int firstno=sc.nextInt();</text:p>
      <text:p text:style-name="P5">System.out.println(“Input second number:”);</text:p>
      <text:p text:style-name="P5">int secondno=sc.nextInt();</text:p>
      <text:p text:style-name="P5"/>
      <text:p text:style-name="P5">System.out.println(firstno+“<text:span text:style-name="T20">+</text:span>”+secondno<text:span text:style-name="T20">+”</text:span>=”+<text:span text:style-name="T20">(</text:span>firstno<text:span text:style-name="T20">+</text:span>secondno)<text:span text:style-name="T20">)</text:span>;</text:p>
      <text:p text:style-name="P5">System.out.println(firstno+“-”+secondno<text:span text:style-name="T20">+”</text:span>=”+<text:span text:style-name="T20">(</text:span>firstno-secondno)<text:span text:style-name="T20">)</text:span>;</text:p>
      <text:p text:style-name="P5">System.out.println(firstno+“*”+secondno<text:span text:style-name="T20">+</text:span>”=”+<text:span text:style-name="T20">(</text:span>firstno*secondno)<text:span text:style-name="T20">)</text:span>;</text:p>
      <text:p text:style-name="P5">System.out.println(firstno+“/”+secondno<text:span text:style-name="T20">+</text:span>”=”+<text:span text:style-name="T20">(</text:span>firstno/secondno)<text:span text:style-name="T20">)</text:span>;</text:p>
      <text:p text:style-name="P5">System.out.println(firstno+<text:span text:style-name="T20">mod</text:span>+secondno<text:span text:style-name="T20">+</text:span>”=”+<text:span text:style-name="T20">(</text:span>firstno%secondno)<text:span text:style-name="T20">)</text:span>;</text:p>
      <text:p text:style-name="P5"/>
      <text:p text:style-name="P3">}</text:p>
      <text:p text:style-name="P9"><text:span text:style-name="T1">}</text:span></text:p>
      <text:p text:style-name="P8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onaco, 'Andale Mono', 'Ubuntu Mono', monospace"/>
    <style:font-face style:name="Helvetica Neue" svg:font-family="'Helvetica Neue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1T12:01:33.881000000</meta:creation-date>
    <dc:date>2021-11-11T15:27:51.907000000</dc:date>
    <meta:editing-duration>PT2H55M37S</meta:editing-duration>
    <meta:editing-cycles>2</meta:editing-cycles>
    <meta:generator>LibreOffice/7.1.6.2$Windows_X86_64 LibreOffice_project/0e133318fcee89abacd6a7d077e292f1145735c3</meta:generator>
    <meta:document-statistic meta:table-count="0" meta:image-count="0" meta:object-count="0" meta:page-count="3" meta:paragraph-count="49" meta:word-count="244" meta:character-count="1922" meta:non-whitespace-character-count="1719"/>
  </office:meta>
</office:document-meta>
</file>